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9:29:58.200386528</meta:creation-date>
    <dc:date>2019-01-02T19:30:15.711490983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0.7.3$Linux_X86_64 LibreOffice_project/00m0$Build-3</meta:generator>
  </office:meta>
</office:document-meta>
</file>